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Che3" svg:font-family="BatangChe"/>
    <style:font-face style:name="BatangChe1" svg:font-family="BatangChe" style:font-adornments="Regular"/>
    <style:font-face style:name="Ebrima3" svg:font-family="Ebrima" style:font-adornments="Regular"/>
    <style:font-face style:name="Calibri6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BatangChe2" svg:font-family="BatangChe" style:font-pitch="variable"/>
    <style:font-face style:name="BatangChe" svg:font-family="BatangChe" style:font-adornments="Regular" style:font-pitch="variable"/>
    <style:font-face style:name="Calibri4" svg:font-family="Calibri" style:font-adornments="Regular" style:font-pitch="variable"/>
    <style:font-face style:name="Ebrima2" svg:font-family="Ebrima" style:font-adornments="Regular" style:font-pitch="variable"/>
    <style:font-face style:name="Tahoma2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992cm"/>
    </style:style>
    <style:style style:name="pr6" style:family="presentation" style:parent-style-name="Default-subtitle">
      <style:graphic-properties draw:fill-color="#ffffff" fo:min-height="15.02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44pt" style:font-size-complex="44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font-size="24pt"/>
    </style:style>
    <style:style style:name="P9" style:family="paragraph">
      <style:text-properties fo:font-size="20pt"/>
    </style:style>
    <style:style style:name="P10" style:family="paragraph">
      <style:text-properties fo:font-size="15pt" style:font-size-asian="20pt" style:font-size-complex="20pt"/>
    </style:style>
    <style:style style:name="P11" style:family="paragraph">
      <style:text-properties fo:font-size="20pt" style:font-size-asian="26pt" style:font-size-complex="26pt"/>
    </style:style>
    <style:style style:name="P12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style:font-size-asian="44pt" style:font-size-complex="44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ize="24pt" fo:font-style="italic" style:font-size-asian="32pt" style:font-style-asian="italic" style:font-size-complex="32pt" style:font-style-complex="italic"/>
    </style:style>
    <style:style style:name="T12" style:family="text">
      <style:text-properties fo:font-size="15pt" style:font-size-asian="20pt" style:font-size-complex="20pt"/>
    </style:style>
    <style:style style:name="T13" style:family="text">
      <style:text-properties fo:font-size="15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size="15pt" fo:font-style="italic" style:font-size-asian="20pt" style:font-style-asian="italic" style:font-size-complex="20pt" style:font-style-complex="italic"/>
    </style:style>
    <style:style style:name="T15" style:family="text">
      <style:text-properties fo:font-size="15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style:text-position="-33% 58%" fo:font-size="15pt" style:font-size-asian="20pt" style:font-size-complex="20pt"/>
    </style:style>
    <style:style style:name="T17" style:family="text">
      <style:text-properties style:text-position="0% 100%" fo:font-size="15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style:text-position="-33% 58%" fo:font-size="15pt" fo:font-style="italic" style:font-size-asian="20pt" style:font-style-asian="italic" style:font-size-complex="20pt" style:font-style-complex="italic"/>
    </style:style>
    <style:style style:name="T19" style:family="text">
      <style:text-properties style:text-position="-33% 58%" style:font-name="Calibri3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0" style:family="text">
      <style:text-properties style:font-name="Calibri2" fo:font-size="15pt" style:font-name-asian="Calibri3" style:font-size-asian="20pt" style:font-name-complex="Calibri3" style:font-size-complex="20pt"/>
    </style:style>
    <style:style style:name="T21" style:family="text">
      <style:text-properties style:font-name="Calibri2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2" style:family="text">
      <style:text-properties style:text-position="-33% 58%" style:font-name="Calibri2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3" style:family="text">
      <style:text-properties style:font-name="Calibri3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text-position="-33% 58%"/>
    </style:style>
    <style:style style:name="T26" style:family="text">
      <style:text-properties style:font-name="Calibri3" style:font-name-asian="Calibri3" style:font-name-complex="Calibri3"/>
    </style:style>
    <style:style style:name="T27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8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29" style:family="text">
      <style:text-properties style:font-name="Calibri2" style:font-name-asian="Calibri3" style:font-name-complex="Calibri3"/>
    </style:style>
    <style:style style:name="T30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31" style:family="text">
      <style:text-properties style:text-position="-33% 58%" style:font-name="Calibri2" style:font-name-asian="Calibri3" style:font-name-complex="Calibri3"/>
    </style:style>
    <style:style style:name="T32" style:family="text">
      <style:text-properties style:text-position="0% 100%" style:font-name="Calibri2" style:font-name-asian="Calibri3" style:font-name-complex="Calibri3"/>
    </style:style>
    <style:style style:name="T33" style:family="text">
      <style:text-properties style:text-position="0% 100%" style:font-name="Calibri3" style:font-name-asian="Calibri3" style:font-name-complex="Calibri3"/>
    </style:style>
    <style:style style:name="T3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35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37" style:family="text">
      <style:text-properties style:font-name="BatangChe1" fo:font-style="normal" style:font-name-asian="BatangChe1" style:font-style-asian="normal" style:font-name-complex="BatangChe1" style:font-style-complex="normal"/>
    </style:style>
    <style:style style:name="T38" style:family="text">
      <style:text-properties style:font-name="Calibri2" fo:font-style="normal" style:font-name-asian="BatangChe1" style:font-style-asian="normal" style:font-name-complex="BatangChe1" style:font-style-complex="normal"/>
    </style:style>
    <style:style style:name="T39" style:family="text">
      <style:text-properties style:font-name="Calibri2" fo:font-style="italic" style:font-name-asian="BatangChe1" style:font-style-asian="italic" style:font-name-complex="BatangChe1" style:font-style-complex="italic"/>
    </style:style>
    <style:style style:name="T40" style:family="text">
      <style:text-properties style:font-name="Ebrima3" fo:font-style="italic" style:font-name-asian="Ebrima3" style:font-style-asian="italic" style:font-name-complex="Ebrima3" style:font-style-complex="italic"/>
    </style:style>
    <style:style style:name="T41" style:family="text">
      <style:text-properties style:text-position="-33% 58%" style:font-name="Ebrima2" fo:font-style="italic" style:font-name-asian="Ebrima3" style:font-style-asian="italic" style:font-name-complex="Ebrima3" style:font-style-complex="italic"/>
    </style:style>
    <style:style style:name="T42" style:family="text">
      <style:text-properties style:font-name="Ebrima2" style:font-name-asian="Ebrima3" style:font-name-complex="Ebrima3"/>
    </style:style>
    <style:style style:name="T43" style:family="text">
      <style:text-properties fo:color="#0000ff" fo:font-style="italic" style:font-style-asian="italic" style:font-style-complex="italic"/>
    </style:style>
    <style:style style:name="T44" style:family="text">
      <style:text-properties fo:color="#0000ff"/>
    </style:style>
    <style:style style:name="T45" style:family="text">
      <style:text-properties fo:color="#0000ff" style:text-position="-33% 58%"/>
    </style:style>
    <style:style style:name="T46" style:family="text">
      <style:text-properties fo:color="#0000ff" style:text-position="-33% 58%" fo:font-weight="normal" style:font-weight-asian="normal" style:font-weight-complex="normal"/>
    </style:style>
    <style:style style:name="T47" style:family="text">
      <style:text-properties style:text-position="0% 100%"/>
    </style:style>
    <style:style style:name="T48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49" style:family="text">
      <style:text-properties style:text-position="-33% 58%" style:font-name="Ebrima3" fo:font-style="italic" style:font-name-asian="Ebrima3" style:font-style-asian="italic" style:font-name-complex="Ebrima3" style:font-style-complex="italic"/>
    </style:style>
    <style:style style:name="T50" style:family="text">
      <style:text-properties style:text-position="33% 58%" style:font-name="Calibri2" style:font-name-asian="Calibri3" style:font-name-complex="Calibri3"/>
    </style:style>
    <style:style style:name="T51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52" style:family="text">
      <style:text-properties fo:font-style="italic" style:text-underline-style="none" style:font-style-asian="italic" style:font-style-complex="italic"/>
    </style:style>
    <style:style style:name="T53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54" style:family="text">
      <style:text-properties fo:font-size="32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55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56" style:family="text">
      <style:text-properties fo:font-size="32pt" fo:font-style="italic" style:font-size-asian="44pt" style:font-style-asian="italic" style:font-size-complex="44pt" style:font-style-complex="italic"/>
    </style:style>
    <style:style style:name="T57" style:family="text">
      <style:text-properties fo:font-size="32pt" fo:font-style="normal" style:font-size-asian="44pt" style:font-style-asian="normal" style:font-size-complex="44pt" style:font-style-complex="normal"/>
    </style:style>
    <style:style style:name="T58" style:family="text">
      <style:text-properties fo:font-size="20pt" style:font-size-asian="26pt" style:font-size-complex="26pt"/>
    </style:style>
    <style:style style:name="T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fo:font-size="26pt" style:font-size-asian="36pt" style:font-size-complex="36pt"/>
    </style:style>
    <style:style style:name="T61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Zielsetzung der Hamilton-Mechanik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griffsbildungen und mathematische Zusammenhänge des Hamilton-Formalismus erweisen sich als hilfreich für einen Anschluss an die Gesetzmäßigkeiten der Qantenmechani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Stellen Sie die Vor- und Nachteile der Newton’schen und der Lagrange’schen Formulierung der Klassischen Mechanik gegenüber.</text:span></text:p>
          </draw:text-box>
        </draw:frame>
        <draw:frame presentation:style-name="pr5" draw:text-style-name="P3" draw:layer="layout" svg:width="12.6cm" svg:height="15.105cm" svg:x="1.3cm" svg:y="5.47cm" presentation:class="subtitle" presentation:user-transformed="true">
          <draw:text-box>
            <text:p text:style-name="P2"><text:span text:style-name="T2"><text:tab/></text:span><text:span text:style-name="T2">Newton-Mechanik:</text:span></text:p>
            <text:list text:style-name="L2">
              <text:list-item>
                <text:p text:style-name="P2"><text:span text:style-name="T2">Sehr allgemein</text:span></text:p>
              </text:list-item>
              <text:list-item>
                <text:p text:style-name="P2"><text:span text:style-name="T2">Alle Typen von Kräften zugelassen</text:span></text:p>
              </text:list-item>
              <text:list-item>
                <text:p text:style-name="P2"><text:span text:style-name="T2">Lösungen der Bewegungsgleichungen manifestieren sich anschaulich als Teilchenbahnen</text:span></text:p>
              </text:list-item>
              <text:list-item>
                <text:p text:style-name="P2"><text:span text:style-name="T2">Ist nur in Inertialsystemen gültig</text:span></text:p>
              </text:list-item>
              <text:list-item>
                <text:p text:style-name="P2"><text:span text:style-name="T2">Zwangskräfte müssen explizit in den Bewegungsgleichungen berücksichtigt werden</text:span></text:p>
              </text:list-item>
              <text:list-item>
                <text:p text:style-name="P2"><text:span text:style-name="T2">Nicht forminvariant gegenüber Koordinatentransformationen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6" draw:text-style-name="P4" draw:layer="layout" svg:width="12.6cm" svg:height="15.553cm" svg:x="14.3cm" svg:y="5.234cm">
          <draw:text-box>
            <text:p text:style-name="P2"><text:span text:style-name="T3"><text:tab/></text:span><text:span text:style-name="T3">Lagrange-Mechanik:</text:span></text:p>
            <text:list text:style-name="L2">
              <text:list-item>
                <text:p text:style-name="P2"><text:span text:style-name="T3">In allen Koordinatensystemen gültig</text:span></text:p>
              </text:list-item>
              <text:list-item>
                <text:p text:style-name="P2"><text:span text:style-name="T3">Zwangskräfte sind eleminiert</text:span></text:p>
              </text:list-item>
              <text:list-item>
                <text:p text:style-name="P2"><text:span text:style-name="T3">Forminvariant unter Punkttransformationen</text:span></text:p>
              </text:list-item>
              <text:list-item>
                <text:p text:style-name="P2"><text:span text:style-name="T3">Wird aus fundamentalen Prinzipien wie dem Differentialprinzip von d'Alambert oder dem Integralprinzip von Hamilton abgeleitet und nicht aus den Newton'schen Axiomen</text:span></text:p>
              </text:list-item>
              <text:list-item>
                <text:p text:style-name="P2"><text:span text:style-name="T3">Generalisierte Koordinaten können beliebige physikalische Größen sein und nicht notwendigerweise Längen, man benötigt eine Rücktransformation um Teilchenbahnen zu erhalten</text:span></text:p>
              </text:list-item>
              <text:list-item>
                <text:p text:style-name="P2"><text:span text:style-name="T3">Kein einheitliches Konzept zur Behandlung aller denkbaren Typen von Zwangsbeding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Variablentransformation findet beim Übergang von der Lagrange- zur Hamilton-Mechanik stat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eralisierte Geschwindigkeiten werden durch generalisierte Impulse ersetzt:</text:p>
            <text:p/>
            <text:p/>
          </draw:text-box>
        </draw:frame>
        <draw:frame draw:style-name="gr2" draw:text-style-name="P5" draw:layer="layout" svg:width="7.711cm" svg:height="1.033cm" svg:x="10.144cm" svg:y="11.383cm">
          <text:p/>
          <draw:object xlink:href="../Variablentransformation%20von%20der%20Lagrange-%20zur%20Hamilton-Mechanik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Legendre-Transformierte der Funktion <text:span text:style-name="T4">f</text:span>(<text:span text:style-name="T4">x</text:span>,<text:span text:style-name="T4">y</text:span>) bezüglich der Variablen <text:span text:style-name="T4">y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6.208cm" svg:height="2.405cm" svg:x="5.895cm" svg:y="9.297cm">
          <text:p/>
          <draw:object xlink:href="../Legendre-Transformierte%20von%20f(x,y)%20bezüglich%20y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4.714cm" svg:x="1.4cm" svg:y="0.232cm" presentation:class="title" presentation:user-transformed="true">
          <draw:text-box>
            <text:p><text:span text:style-name="T1">Was sind die aktiven, was die passiven Variablen bei der Transformation von der Lagrange- auf die Hamilton-Funktio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Geschwindigkeiten sind die aktive,</text:p>
            <text:p>die generalisierten Koordinaten die passive 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Hamilton’schen Bewegungsgleichung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793cm" svg:height="6.93cm" svg:x="9.603cm" svg:y="7.034cm">
          <text:p/>
          <draw:object xlink:href="../Hamilton'sche%20Bewegungsgleichunge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chreiben die <text:span text:style-name="T4">Kanonischen Gleichungen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Bewegung des Systems im 2<text:span text:style-name="T4">S</text:span>-dimensionalen <text:span text:style-name="T4">Phasen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urch was wird der 2<text:span text:style-name="T4">S</text:span>-dimensionale Phasenraum aufgespannt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urch die Variablen <text:span text:style-name="T4">q</text:span><text:span text:style-name="T5">i</text:span> und <text:span text:style-name="T4">p</text:span><text:span text:style-name="T5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ist <text:span text:style-name="T4">H</text:span> mit der Gesamtenergie des Systems iden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ter <text:span text:style-name="T6">skleronomen Zwangsbedingungen</text:span>, genauer bei</text:p>
            <text:p/>
          </draw:text-box>
        </draw:frame>
        <draw:frame draw:style-name="gr2" draw:text-style-name="P5" draw:layer="layout" svg:width="4.086cm" svg:height="1.168cm" svg:x="11.956cm" svg:y="11.315cm">
          <text:p/>
          <draw:object xlink:href="../skleronome%20Zwangsbedingung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eigen Sie, dass totales und partielles Zeitdifferential von <text:span text:style-name="T4">H</text:span> identisch sind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4.188cm" svg:height="5.9cm" svg:x="1.905cm" svg:y="7.549cm">
          <text:p/>
          <draw:object xlink:href="../Totale%20und%20partielle%20Zeitableitung%20der%20Hamilto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ringen zyklische Koordinaten im Hamilton-Formalism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<text:span text:style-name="T4">H</text:span><text:span text:style-name="T7">, sofern keine explizite Zeitabhängigkeit vorliegt, ein Integral der Bewegung ist, eliminieren zyklische Koordinaten Freiheitsgr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as ist die Idee des Routh-Formalismus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a der Hamilton- gegenüberdem Lagrange-Formalismus nur bei zyklischen Koordinaten rechntechnische Vorteile bietet, wird beim Routh-Formalismus die Legendre-Transformation<text:tab/><text:tab/><text:tab/><text:tab/><text:tab/><text:tab/> nur für zyklische Koordinaten durchgeführt.</text:p>
          </draw:text-box>
        </draw:frame>
        <draw:frame draw:style-name="gr2" draw:text-style-name="P5" draw:layer="layout" svg:width="7.055cm" svg:height="1.24cm" svg:x="18.372cm" svg:y="10.779cm">
          <text:p/>
          <draw:object xlink:href="../Legendre-Transformatio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ie hängt die Routh- mit der Hamilton-Funktion zusammen?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ie Routh-Funktion entspricht für zyklische Koordinaten den Hamilton'schen Bewegungsgleichungen. Für die nicht-zyklischen Koordinaten ergeben sich die Lagrage'schen Bewegungsgleichung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25cm" svg:height="2.2cm" svg:x="1.316cm" svg:y="8.103cm">
          <text:p/>
          <draw:object xlink:href="../Hamilton-Funktion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5" draw:layer="layout" svg:width="10.737cm" svg:height="2.392cm" svg:x="8.631cm" svg:y="11.503cm">
          <text:p/>
          <draw:object xlink:href="../Hamilton-Funktion%20kurz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14.8cm" svg:height="2.392cm" svg:x="6.599cm" svg:y="11.603cm">
          <text:p/>
          <draw:object xlink:href="../Hamilton-Funktion%20korrigiert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5" draw:layer="layout" svg:width="25cm" svg:height="1.68cm" svg:x="1.762cm" svg:y="8.503cm">
          <text:p/>
          <draw:object xlink:href="../Hamilton-Funktion%20lang%20korrigiert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die Hamilton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7.92cm" svg:height="15cm" svg:x="2.715cm" svg:y="5.129cm">
          <text:p/>
          <draw:object xlink:href="../Hamilton-Algorithmus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 des harmonischen Oszillator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1.196cm" svg:height="2.294cm" svg:x="8.401cm" svg:y="9.352cm">
          <text:p/>
          <draw:object xlink:href="../Hamilton-Funktion%20für%20den%20Harmonischen%20Oszillator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r Hamilton-Funktion unterliegt die Bewegung eines Teilchens der Masse </text:span><text:span text:style-name="T9">m</text:span><text:span text:style-name="T1"> und der Ladung <text:s text:c="3"/>im elektromagnetischen Fe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0.87cm" svg:height="1.4cm" svg:x="22.775cm" svg:y="1.783cm">
          <text:p/>
          <draw:object xlink:href="../Ladung%20q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5" draw:layer="layout" svg:width="12.627cm" svg:height="2.192cm" svg:x="7.686cm" svg:y="9.403cm">
          <text:p/>
          <draw:object xlink:href="../Hamilton-Funktion%20der%20Bewegung%20eines%20Teilchens%20im%20elektromagnetischen%20Feld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Zylinder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text-style-name="P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3.169cm" svg:height="2.675cm" svg:x="7.415cm" svg:y="9.162cm">
          <text:p/>
          <draw:object xlink:href="../Hamilton-Funktion%20in%20Zylinderkoordinate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Kugel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4.982cm" svg:height="2.701cm" svg:x="6.508cm" svg:y="9.149cm">
          <text:p/>
          <draw:object xlink:href="../Hamilton-Funktion%20in%20Kugelkoordinaten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und kommentieren Sie die wichtigsten Integralprinzipien der Klassischen Mechanik.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tegralprinzip von Hamilton -&gt; daraus ableitbar die Lagrange-Gleichungen</text:p>
            <text:p/>
            <text:p>Typisch für <text:span text:style-name="T6">Integral</text:span>prinzipien ist der Vergleich von <text:span text:style-name="T6">endlichen</text:span> Bahnstücken, die das System in einer <text:span text:style-name="T6">endlichen</text:span> Zeitspanne durchläuft, mit ihren zugeordneten <text:span text:style-name="T4">gedachten</text:span> (<text:span text:style-name="T4">virtuellen</text:span>) Nachbar-Bahnstücken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die wesentlichen Elemente des Hamilton'schen Prinzips?</text:p>
          </draw:text-box>
        </draw:frame>
        <draw:frame presentation:style-name="pr8" draw:text-style-name="P10" draw:layer="layout" svg:width="25.199cm" svg:height="12.18cm" svg:x="1.4cm" svg:y="4.914cm" presentation:class="subtitle" presentation:user-transformed="true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Von entscheidender Bedeutung für die Auswertung des Prinzips ist die </text:span><text:span text:style-name="T13">Variationsvorschrift</text:span><text:span text:style-name="T12">: Die Variation des Wirkungsfunktionals </text:span><text:span text:style-name="T14">S</text:span><text:span text:style-name="T12"> erfolgt durch Variation des Bahnstücks zwischen den festen Endkonfigurationen </text:span><text:span text:style-name="T15">q</text:span><text:span text:style-name="T16">a</text:span><text:span text:style-name="T12"> = </text:span><text:span text:style-name="T17">q</text:span><text:span text:style-name="T12">(</text:span><text:span text:style-name="T14">t</text:span><text:span text:style-name="T16">1</text:span><text:span text:style-name="T12">) und </text:span><text:span text:style-name="T17">q</text:span><text:span text:style-name="T16">e</text:span><text:span text:style-name="T12"> = </text:span><text:span text:style-name="T15">q</text:span><text:span text:style-name="T12">(</text:span><text:span text:style-name="T14">t</text:span><text:span text:style-name="T16">2</text:span><text:span text:style-name="T12">). Die Bahnpunkte gehen durch virtuelleVerrückungen δ</text:span><text:span text:style-name="T14">q</text:span><text:span text:style-name="T12"> auseinander hervor, die stets bei festgehaltener Zeit (δ</text:span><text:span text:style-name="T14">t</text:span><text:span text:style-name="T12"> = 0) durchgeführt werden und deshalb nicht mit tatsächlichen Verrückungen d</text:span><text:span text:style-name="T15">q</text:span><text:span text:style-name="T12"> identisch zu sein brauchen. Die Auswertung des Hamilton’schen Prinzips erfolgt über eine </text:span><text:span text:style-name="T14">Parameterdarstellung</text:span><text:span text:style-name="T12"> der Konkurrenzbahnen:</text:span></text:p>
            <text:p><text:span text:style-name="T14">q</text:span><text:span text:style-name="T18">j</text:span><text:span text:style-name="T19">α</text:span><text:span text:style-name="T20">(</text:span><text:span text:style-name="T21">t</text:span><text:span text:style-name="T20">) = </text:span><text:span text:style-name="T21">q</text:span><text:span text:style-name="T22">j</text:span><text:span text:style-name="T20">(</text:span><text:span text:style-name="T21">t</text:span><text:span text:style-name="T20">) + </text:span><text:span text:style-name="T23">γ</text:span><text:span text:style-name="T22">j</text:span><text:span text:style-name="T19">α</text:span><text:span text:style-name="T20">(</text:span><text:span text:style-name="T21">t</text:span><text:span text:style-name="T20">) ,</text:span><text:span text:style-name="T20"><text:tab/></text:span><text:span text:style-name="T20">j = 1,2,...,S</text:span></text:p>
            <text:p><text:span text:style-name="T21">q</text:span><text:span text:style-name="T22">j</text:span><text:span text:style-name="T20">(</text:span><text:span text:style-name="T21">t</text:span><text:span text:style-name="T20">) ist die tatsächliche Bahn und </text:span><text:span text:style-name="T23">γ</text:span><text:span text:style-name="T22">j</text:span><text:span text:style-name="T19">α</text:span><text:span text:style-name="T20">(</text:span><text:span text:style-name="T21">t</text:span><text:span text:style-name="T20">) eine hinreichend oft differenzierbare Funktion mit</text:span></text:p>
          </draw:text-box>
        </draw:frame>
        <draw:frame draw:style-name="gr2" draw:text-style-name="P5" draw:layer="layout" svg:width="13.73cm" svg:height="5.5cm" svg:x="7.366cm" svg:y="4.957cm">
          <text:p/>
          <draw:object xlink:href="../Voraussetzungen%20für%20das%20Hamilton'sche%20Prinzip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5" draw:layer="layout" svg:width="15.5cm" svg:height="5.2cm" svg:x="6.426cm" svg:y="15.546cm">
          <text:p/>
          <draw:object xlink:href="../Variation%20für%20das%20Hamilton'sche%20Prinzip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modifizierten Hamilton’schen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13.963cm" svg:height="2.678cm" svg:x="7.018cm" svg:y="9.66cm">
          <text:p/>
          <draw:object xlink:href="../Modifiziertes%20Hamilton'sches%20Prinzip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präzise die Variationsvorschrift für das <text:span text:style-name="T4">modifizierte Hamilton’sche Prinzip</text:span>.</text:p>
          </draw:text-box>
        </draw:frame>
        <draw:frame presentation:style-name="pr2" draw:layer="layout" svg:width="25.199cm" svg:height="18.959cm" svg:x="1.4cm" svg:y="1.528cm" presentation:class="subtitle" presentation:user-transformed="true">
          <draw:text-box>
            <text:p/>
            <text:p/>
            <text:p/>
            <text:p/>
            <text:p/>
            <text:p>Man nutzt auch für die Impulse eine <text:span text:style-name="T4">Parameterdarstellung</text:span>:</text:p>
            <text:p/>
            <text:p/>
            <text:p>Die Projektion der zugelassenen Phasenraumbahnen auf die (<text:span text:style-name="T24">q</text:span>,<text:span text:style-name="T4">t</text:span>)-Ebene müssen für <text:span text:style-name="T4">t</text:span><text:span text:style-name="T25">1</text:span> und <text:span text:style-name="T4">t</text:span><text:span text:style-name="T25">2</text:span> übereinstimmen. Dagegen muß <text:span text:style-name="T6">nicht</text:span> notwendig <text:tab/><text:tab/><text:tab/><text:tab/><text:tab/><text:tab/>sein; es ist lediglich <text:tab/><text:tab/><text:tab/><text:tab/> zu fordern.</text:p>
            <text:p/>
            <text:p>Man erhält schließlich die Variationsvorschrift:</text:p>
            <text:p/>
            <text:p/>
            <text:p/>
            <text:p/>
            <text:p><text:span text:style-name="T26">δ</text:span><text:span text:style-name="T27">q</text:span><text:span text:style-name="T28">j</text:span><text:span text:style-name="T29"> und </text:span><text:span text:style-name="T26">δ</text:span><text:span text:style-name="T30">p</text:span><text:span text:style-name="T28">j</text:span><text:span text:style-name="T29"> sind frei wählbar.</text:span></text:p>
          </draw:text-box>
        </draw:frame>
        <draw:frame draw:style-name="gr2" draw:text-style-name="P5" draw:layer="layout" svg:width="14.12cm" svg:height="1.168cm" svg:x="6.939cm" svg:y="7.915cm">
          <text:p/>
          <draw:object xlink:href="../Parameterdarstellung%20für%20Impulse.odf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5" draw:layer="layout" svg:width="7.809cm" svg:height="1.168cm" svg:x="1.495cm" svg:y="12.015cm">
          <text:p/>
          <draw:object xlink:href="../Anmerkung%201%20zur%20Parameterdarstellung%20für%20Impulse.odf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5" draw:layer="layout" svg:width="4.683cm" svg:height="1.168cm" svg:x="16.158cm" svg:y="12.015cm">
          <text:p/>
          <draw:object xlink:href="../Anmerkung%202%20zur%20Parameterdarstellung%20für%20Impulse.odf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5" draw:layer="layout" svg:width="18.761cm" svg:height="2.859cm" svg:x="4.419cm" svg:y="15.67cm">
          <text:p/>
          <draw:object xlink:href="../Variationsvorschrift%20für%20das%20modifizierte%20Hamilton’sche%20Prinzip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Worin sehen Sie charakteristische Unterschiede zwischen dem </text:span><text:span text:style-name="T9">ursprünglichen</text:span><text:span text:style-name="T1"> und dem </text:span><text:span text:style-name="T9">modifizierten Hamilton’schen Prinzip</text:span><text:span text:style-name="T1">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Impulse <text:span text:style-name="T4">p</text:span><text:span text:style-name="T5">j</text:span> sind neben den <text:span text:style-name="T4">q</text:span><text:span text:style-name="T5">j</text:span> als unabhängige, gleichberechtigte Variable enthalten. Die Bahnvariation hat deshalb im <text:span text:style-name="T4">Phasenraum</text:span> zu erfolgen, der durch die <text:span text:style-name="T4">q</text:span><text:span text:style-name="T5">j</text:span> und die <text:span text:style-name="T4">p</text:span><text:span text:style-name="T5">j</text:span> aufgespannt wird:</text:p>
          </draw:text-box>
        </draw:frame>
        <draw:frame draw:style-name="gr2" draw:text-style-name="P5" draw:layer="layout" svg:width="6.395cm" svg:height="1.139cm" svg:x="10.802cm" svg:y="13.03cm">
          <text:p/>
          <draw:object xlink:href="../Phasenraum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4">Wirkung A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6.179cm" svg:height="2.678cm" svg:x="10.91cm" svg:y="9.16cm">
          <text:p/>
          <draw:object xlink:href="../Wirkung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Für konservative Systeme mit</text:p>
            <text:p>H = T + V = E = const</text:p>
            <text:p>gilt:</text:p>
            <text:p/>
            <text:p/>
            <text:p/>
            <text:p>für die vom System tatsächlich durchlaufene Phasenbahn.</text:p>
          </draw:text-box>
        </draw:frame>
        <draw:frame draw:style-name="gr2" draw:text-style-name="P5" draw:layer="layout" svg:width="8.978cm" svg:height="2.678cm" svg:x="9.51cm" svg:y="10.56cm">
          <text:p/>
          <draw:object xlink:href="../Prinzip%20der%20kleinsten%20Wirkung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odurch unterscheiden sich die Variationsvorschriften für das Hamilton’sche Prinzip und das Prinzip der kleinsten Wirkung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im Hamilton'schen Prinzip gehen zur <text:span text:style-name="T26">δ</text:span><text:span text:style-name="T29">-Variation zugelassene Bahnen durch virtuelle Verrückungen </text:span><text:span text:style-name="T26">δ</text:span><text:span text:style-name="T27">q</text:span><text:span text:style-name="T29">, die bei festgehaltener Zeit durchgeführt werden, auseinander hervor. Insbesondere nehmen alle Bahnen für </text:span><text:span text:style-name="T27">t</text:span><text:span text:style-name="T31">1</text:span><text:span text:style-name="T29">, </text:span><text:span text:style-name="T27">t</text:span><text:span text:style-name="T31">2</text:span><text:span text:style-name="T29"> dieselben Endkonfigurationen </text:span><text:span text:style-name="T27">q</text:span><text:span text:style-name="T31">a</text:span><text:span text:style-name="T29">, </text:span><text:span text:style-name="T27">q</text:span><text:span text:style-name="T31">e</text:span><text:span text:style-name="T29"> ein. Die Durchlaufzeit ist also immer dieselbe.</text:span></text:p>
            <text:p><text:span text:style-name="T29">Bei der </text:span><text:span text:style-name="T26">Δ</text:span><text:span text:style-name="T29">-Variation ist zwar die Endkonfiguration ebenfalls fest (</text:span><text:span text:style-name="T26">Δ</text:span><text:span text:style-name="T27">q</text:span><text:span text:style-name="T31">a</text:span><text:span text:style-name="T32"> = </text:span><text:span text:style-name="T33">Δ</text:span><text:span text:style-name="T34">q</text:span><text:span text:style-name="T31">e</text:span><text:span text:style-name="T32"> = 0), aber das gemeinsame Merkmal aller zur Variation zugelassenen Bahnen ist nun dieselbe Hamilton-Funktion: </text:span><text:span text:style-name="T33">Δ</text:span><text:span text:style-name="T35">H</text:span><text:span text:style-name="T33"> = 0. Die </text:span><text:span text:style-name="T35">Durchlaufzeiten</text:span><text:span text:style-name="T36"> brauchen hingegen nicht dieselben zu sein. Aus diesem Grund wird bei der Δ-Variation auch die Zeit mitvariier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utet die Parameterdarstellung der zur Variation zugelassenen Bahnen beim Prinzip der kleinsten Wirkung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5.143cm" svg:height="7.888cm" svg:x="6.428cm" svg:y="6.555cm">
          <text:p/>
          <draw:object xlink:href="../Parameterdarstellung%20der%20Bahnen%20beim%20Prinzip%20der%20kleinsten%20Wirkung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ssen sich die Bahnvariation beim Prinzip der kleinsten Wirkung explizit über die Parameterdarstellung formulier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1.23cm" svg:height="8.175cm" svg:x="3.384cm" svg:y="6.412cm">
          <text:p/>
          <draw:object xlink:href="../Explizite%20Bahnvariation%20beim%20Prinzip%20der%20kleinsten%20Wirkung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Spezialfall betrifft das <text:span text:style-name="T4">Fermat’sche Prinzip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<text:span text:style-name="T4">kräftefreie</text:span><text:span text:style-name="T7"> Bewegung </text:span><text:span text:style-name="T37">⇔</text:span><text:span text:style-name="T38"> </text:span><text:span text:style-name="T39">V</text:span><text:span text:style-name="T38"> = co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dem <text:span text:style-name="T4">Prinzip der kürzesten Ankunft</text:span>, was unter dem <text:span text:style-name="T4">Prinzip des kürzesten Weges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<text:span text:style-name="T4">Prinzip der kürzesten Ankunft</text:span><text:span text:style-name="T7"> besagt, dass ein Lichtstrahl sich zwischen zwei Raumpunkten so bewegt, dass die Laufzeit minimal wird (</text:span><text:span text:style-name="T4">Fermat'sches Prinzip</text:span><text:span text:style-name="T7">).</text:span></text:p>
            <text:p><text:span text:style-name="T7"/></text:p>
            <text:p><text:span text:style-name="T7">Das </text:span><text:span text:style-name="T4">Prinzip des kürzesten Weges</text:span><text:span text:style-name="T7"> besagt, dass die Bewegung eines </text:span><text:span text:style-name="T4">kräftefreien</text:span><text:span text:style-name="T7"> Massenpunktes längs einer </text:span><text:span text:style-name="T4">geodätischen Linie</text:span><text:span text:style-name="T7"> erfolg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unterscheidet sich das Jacobi-Prinzip vom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Zeit wird vollständig eliminiert, so dass die Variation dann nur noch den räumlichen Verlauf der Bahn betrifft. <text:span text:style-name="T26">Δ-Variation und δ-Variation sind dann identis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40">μ</text:span><text:span text:style-name="T41">ij</text:span><text:span text:style-name="T42"> definiert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llgemeine Gestalt der Lagrange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<text:span text:style-name="T43">L</text:span><text:span text:style-name="T44"> = </text:span><text:span text:style-name="T43">T</text:span><text:span text:style-name="T44"> – </text:span><text:span text:style-name="T43">V</text:span><text:span text:style-name="T44"> = </text:span><text:span text:style-name="T43">L</text:span><text:span text:style-name="T45">2</text:span><text:span text:style-name="T44"> + </text:span><text:span text:style-name="T43">L</text:span><text:span text:style-name="T46">1</text:span><text:span text:style-name="T44"> + </text:span><text:span text:style-name="T43">L</text:span><text:span text:style-name="T45">0</text:span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mit</text:p>
          </draw:text-box>
        </draw:frame>
        <draw:frame draw:style-name="gr2" draw:text-style-name="P5" draw:layer="layout" svg:width="8.811cm" svg:height="8.186cm" svg:x="3.694cm" svg:y="9.806cm">
          <text:p/>
          <draw:object xlink:href="../Allgemeine%20Gestalt%20der%20Lagrange-Funktion.odf" xlink:type="simple" xlink:show="embed" xlink:actuate="onLoad"/>
          <draw:image xlink:href="./ObjectReplacements/Object 29" xlink:type="simple" xlink:show="embed" xlink:actuate="onLoad"/>
        </draw:frame>
        <draw:frame draw:style-name="gr2" draw:text-style-name="P5" draw:layer="layout" svg:width="9.099cm" svg:height="10.321cm" svg:x="16.05cm" svg:y="9.339cm">
          <text:p/>
          <draw:object xlink:href="../Verallgemeinerte%20Massen%20a,%20aj,%20mujl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<text:span text:style-name="T4">L</text:span><text:span text:style-name="T25">2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6.662cm" svg:height="2.392cm" svg:x="10.668cm" svg:y="9.303cm">
          <text:p/>
          <draw:object xlink:href="../L2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<text:span text:style-name="T4">L</text:span><text:span text:style-name="T25">1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4.695cm" svg:height="2.392cm" svg:x="11.652cm" svg:y="9.303cm">
          <text:p/>
          <draw:object xlink:href="../L1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<text:span text:style-name="T4">L</text:span><text:span text:style-name="T25">0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811cm" svg:height="1.168cm" svg:x="9.594cm" svg:y="9.915cm">
          <text:p/>
          <draw:object xlink:href="../L0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30">α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6.838cm" svg:height="2.669cm" svg:x="10.58cm" svg:y="9.165cm">
          <text:p/>
          <draw:object xlink:href="../Verallgemeinerte%20Massen%20a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30">α</text:span><text:span text:style-name="T48">j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8.965cm" svg:height="2.709cm" svg:x="9.517cm" svg:y="9.145cm">
          <text:p/>
          <draw:object xlink:href="../Verallgemeinerte%20Massen%20aj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40">μ</text:span><text:span text:style-name="T49">jl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9.099cm" svg:height="2.709cm" svg:x="9.45cm" svg:y="9.145cm">
          <text:p/>
          <draw:object xlink:href="../Verallgemeinerte%20Massen%20mujl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4">metrischen Tensor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Transformationsmatrix zwischen dem Quadrat (d<text:span text:style-name="T30">ρ</text:span><text:span text:style-name="T29">)</text:span><text:span text:style-name="T50">2</text:span><text:span text:style-name="T32"> des Linienelements im </text:span><text:span text:style-name="T34">S</text:span><text:span text:style-name="T51">-dimensionalen Raum und den infinitesimalen Koordinatenänderungen.</text:span></text:p>
          </draw:text-box>
        </draw:frame>
        <draw:frame draw:style-name="gr2" draw:text-style-name="P5" draw:layer="layout" svg:width="18.228cm" svg:height="2.327cm" svg:x="4.885cm" svg:y="12.836cm">
          <text:p/>
          <draw:object xlink:href="../Metrischer%20Tensor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 für die kräftefreie Bewegung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urch Angabe der Konfigurationsbahn ein mechanisches Problem gelöst? Mit Begründ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Ereignisraum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Darstellungsräumen spielen sich Lagrange- und Hamilton-Formalismus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Ereigni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4">Phasen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Zustandsrau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er Begriff <text:span text:style-name="T4">Zustand ψ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Minimalinformation wird benötigt, um sämtliche mechanischen Eigenschaften eines allgemeinen </text:span><text:span text:style-name="T9">N</text:span><text:span text:style-name="T1">-Teilchensystems festzule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rum muss die Zeitentwicklung eines Zustands <text:span text:style-name="T52">ψ</text:span> aus einer Differentialgleichung erster Ordnung fol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ie Konfiguration <text:span text:style-name="T24">q</text:span><text:span text:style-name="T7">(</text:span><text:span text:style-name="T4">t </text:span><text:span text:style-name="T7">)</text:span> eines mechanischen Systems noch kein <text:span text:style-name="T4">Zustand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isson-Klammer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Formulieren Sie die Bewegungsgleichung einer beliebigen Phasenfunktion <text:span text:style-name="T4">f</text:span> (<text:span text:style-name="T24">q</text:span>, <text:span text:style-name="T24">p</text:span>, <text:span text:style-name="T4">t</text:span><text:span text:style-name="T7"> </text:span>) mit Hilfe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Weise hängt die Poisson-Klammer von der Wahl der kanonischen Variablen (<text:span text:style-name="T24">q</text:span>, <text:span text:style-name="T24">p</text:span>) ab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<text:span text:style-name="T4">fundamentalen Poisson-Klammern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ählen Sie einige formale Eigenschaften der Poisson-Klammer auf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Jacobi-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text-style-name="P6" draw:layer="layout" svg:width="25.199cm" svg:height="4.51cm" svg:x="1.4cm" svg:y="0.335cm" presentation:class="title" presentation:user-transformed="true">
          <draw:text-box>
            <text:p><text:span text:style-name="T8">Wie kann man die Poisson-Klammer benutzen, um zu sehen, dass </text:span><text:span text:style-name="T53">F</text:span><text:span text:style-name="T54"> </text:span><text:span text:style-name="T8">(</text:span><text:span text:style-name="T55">q</text:span><text:span text:style-name="T8">, </text:span><text:span text:style-name="T55">p</text:span><text:span text:style-name="T8">, </text:span><text:span text:style-name="T56">t</text:span><text:span text:style-name="T57"> </text:span><text:span text:style-name="T8">) ein Integral der Bewegung darstellt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<text:span text:style-name="T4">Poisson’sche Sat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Erläutern Sie, warum man die Klassische Mechanik und die Quantenmechanik als verschiedene Realisierungen derselben mathematischen Struktur auffassen kann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11" draw:layer="layout" svg:width="25.199cm" svg:height="3.506cm" svg:x="1.4cm" svg:y="0.835cm" presentation:class="title" presentation:user-transformed="true">
          <draw:text-box>
            <text:p><text:span text:style-name="T58">Was ist die tiefere Ursache für die Invarianz der Lagrange’schen Bewegungsgleichungen gegenüber Punkttransformationen im Konfigurationsraum und gegenüber mechanischen Eichtransformat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ändert sich die Hamilton-Funktion bei einer mechanischen Eich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passiert bei einer mechanischen Eichtransformation mit den kanonischen Bewegungsgleichun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5.014cm" svg:x="1.4cm" svg:y="0.083cm" presentation:class="title" presentation:user-transformed="true">
          <draw:text-box>
            <text:p>Sind durch die generalisierten Koordinaten <text:span text:style-name="T4">q</text:span><text:span text:style-name="T25">1</text:span>,...,<text:span text:style-name="T4">q</text:span><text:span text:style-name="T5">S</text:span> die generalisierten Impulse <text:span text:style-name="T59">p</text:span><text:span text:style-name="T5">j</text:span>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Phasen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eutung haben kanonisch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kanonische Transformationen <text:span text:style-name="T4">kanonisch im engeren Sinne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12" draw:layer="layout" svg:width="25.199cm" svg:height="4.384cm" svg:x="1.4cm" svg:y="0.398cm" presentation:class="title" presentation:user-transformed="true">
          <draw:text-box>
            <text:p><text:span text:style-name="T60">Nennen Sie im Zusammenhang mit dem modifizierten Hamilton’schen Prinzip ein erstes Kriterium dafür, dass eine Phasentransformation (</text:span><text:span text:style-name="T61">q</text:span><text:span text:style-name="T60">, </text:span><text:span text:style-name="T61">p</text:span><text:span text:style-name="T60">) −→ (¯</text:span><text:span text:style-name="T61">q</text:span><text:span text:style-name="T60">, ¯</text:span><text:span text:style-name="T61">p</text:span><text:span text:style-name="T60">) kanonisch is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4">Erzeugenden</text:span> einer kanonischen 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elche Typen von erzeugenden Funktionen für kanonische Transformationen kennen Sie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ist das gemeinsame Merkmal von erzeugenden Funktionen für kanonische Transformation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Nennen Sie mindestens zwei erzeugende Funktionen für eine Phasentransformation, die Impulse und Orte miteinander vertausch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<text:span text:style-name="T4">Erzeugende</text:span> vermittelt eine identische 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sieht die <text:span text:style-name="T4">Erzeugende</text:span> für eine Punkttransformation im Konfigurationsraum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bei der <text:span text:style-name="T4">Erzeugenden</text:span> für eine Punkttransformation im Konfigurationsraum mit den kanonischen Impul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mindestens zwei Kriterien für die Kanonizität einer Phasentransformation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atangChe3" svg:font-family="BatangChe"/>
    <style:font-face style:name="BatangChe1" svg:font-family="BatangChe" style:font-adornments="Regular"/>
    <style:font-face style:name="Ebrima3" svg:font-family="Ebrima" style:font-adornments="Regular"/>
    <style:font-face style:name="Calibri6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BatangChe2" svg:font-family="BatangChe" style:font-pitch="variable"/>
    <style:font-face style:name="BatangChe" svg:font-family="BatangChe" style:font-adornments="Regular" style:font-pitch="variable"/>
    <style:font-face style:name="Calibri4" svg:font-family="Calibri" style:font-adornments="Regular" style:font-pitch="variable"/>
    <style:font-face style:name="Ebrima2" svg:font-family="Ebrima" style:font-adornments="Regular" style:font-pitch="variable"/>
    <style:font-face style:name="Tahoma2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10T12:49:52.350000000</dc:date>
    <meta:document-statistic meta:object-count="403"/>
  </office:meta>
</office:document-meta>
</file>